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Citations:</text:span></text:p>
      <text:p text:style-name="P1"><text:span text:style-name="T2"/></text:p>
      <text:p text:style-name="P1"><text:a xlink:href="http://sandbox.yoyogames.com/resources?cat_id=3"><text:span text:style-name="T3">http://sandbox.yoyogames.com/resources?cat_id=3</text:span></text:a><text:span text:style-name="T4"/></text:p>
      <text:p text:style-name="P1"><text:span text:style-name="T5"/></text:p>
      <text:p text:style-name="P1"><text:a xlink:href="http://sdb.drshnaps.com/display.php?object=4392"><text:span text:style-name="T6">http://sdb.drshnaps.com/display.php?object=4392</text:span></text:a><text:span text:style-name="T7"/></text:p>
      <text:p text:style-name="P1"><text:span text:style-name="T8"/></text:p>
      <text:p text:style-name="P1"><text:a xlink:href="http://www.lostgarden.com/2007/05/dancs-miraculously-flexible-game.html"><text:span text:style-name="T9">http://www.lostgarden.com/2007/05/dancs-miraculously-flexible-game.html</text:span></text:a><text:span text:style-name="T10"/></text:p>
      <text:p text:style-name="P1"><text:span text:style-name="T11"/></text:p>
      <text:p text:style-name="P1"><text:a xlink:href="http://www.lostgarden.com/2005/03/game-post-mortem-hard-vacuum.html"><text:span text:style-name="T12">http://www.lostgarden.com/2005/03/game-post-mortem-hard-vacuum.html</text:span></text:a><text:span text:style-name="T13"/></text:p>
      <text:p text:style-name="P1"><text:span text:style-name="T14"/></text:p>
      <text:p text:style-name="P1"><text:a xlink:href="http://www.rpgmakervx.net/lofiversion/index.php/t5519.html"><text:span text:style-name="T15">http://www.rpgmakervx.net/lofiversion/index.php/t5519.html</text:span></text:a><text:span text:style-name="T16"/></text:p>
      <text:p text:style-name="P1"><text:span text:style-name="T17"/></text:p>
      <text:p text:style-name="P1"><text:a xlink:href="http://code.google.com/p/andengineexamples/source/checkout"><text:span text:style-name="T18">http://code.google.com/p/andengineexamples/source/checkout</text:span></text:a><text:span text:style-name="T19"/></text:p>
      <text:p text:style-name="P1"><text:span text:style-name="T20"/></text:p>
      <text:p text:style-name="P1"><text:a xlink:href="http://sdb.drshnaps.com/"><text:span text:style-name="T21">http://sdb.drshnaps.com/</text:span></text:a><text:span text:style-name="T22"/></text:p>
      <text:p text:style-name="P1"><text:span text:style-name="T23"/></text:p>
      <text:p text:style-name="P1"><text:a xlink:href="http://wiki.andengine.org/HUD"><text:span text:style-name="T24">http://wiki.andengine.org/HUD</text:span></text:a><text:span text:style-name="T25"/></text:p>
      <text:p text:style-name="P1"><text:span text:style-name="T26"/></text:p>
      <text:p text:style-name="P1"><text:a xlink:href="http://media.photobucket.com/image/zelda%20heart%20sprites/Fair_One_Of_The_Last_Dusk/Miscellaneous/Legend%20of%20Zelda%20Sprites/Other%20Zelda%20Sprites/Heart_Container.gif?o=4"><text:span text:style-name="T27">http://media.photobucket.com/image/zelda%20heart%20sprites/Fair_One_Of_The_Last_Dusk/Miscellaneous/Legend%20of%20Zelda%20Sprites/Other%20Zelda%20Sprites/Heart_Container.gif?o=4</text:span></text:a><text:span text:style-name="T28"/></text:p>
      <text:p text:style-name="P1"><text:span text:style-name="T28"/></text:p>
      <text:p text:style-name="P1"><text:a xlink:href="http://www.veryicon.com/icons/system/gant-2/rock.html"><text:span text:style-name="T29">http://www.veryicon.com/icons/system/gant-2/rock.html</text:span></text:a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